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0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orig</text:p>
          </table:table-cell>
          <table:table-cell office:value-type="string" calcext:value-type="string">
            <text:p>drac</text:p>
          </table:table-cell>
          <table:table-cell table:style-name="Default" office:value-type="string" calcext:value-type="string">
            <text:p>quote</text:p>
          </table:table-cell>
          <table:table-cell office:value-type="string" calcext:value-type="string">
            <text:p>code</text:p>
          </table:table-cell>
          <table:table-cell/>
        </table:table-row>
        <table:table-row table:style-name="ro1">
          <table:table-cell office:value-type="string" calcext:value-type="string">
            <text:p>fff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]&amp;&quot;s/&quot;&amp;[.C2]&amp;&quot;#&quot;&amp;LOWER([.A2])&amp;[.C2]&amp;&quot;/&quot;&amp;[.C2]&amp;&quot;#&quot;&amp;LOWER([.B2])&amp;[.C2]&amp;&quot;/g&quot;&amp;[.C2]&amp;&quot; *.svg&quot;" office:value-type="string" office:string-value="sed -i --follow-symlinks &quot;s/&quot;#fff&quot;/&quot;#f8f8f2&quot;/g&quot; *.svg" calcext:value-type="string">
            <text:p>sed -i --follow-symlinks "s/"#fff"/"#f8f8f2"/g" *.svg</text:p>
          </table:table-cell>
          <table:table-cell office:value-type="string" calcext:value-type="string">
            <text:p>sed -i --follow-symlinks "s/"#fff"/"#f8f8f2"/g" *.svg</text:p>
          </table:table-cell>
        </table:table-row>
        <table:table-row table:style-name="ro1">
          <table:table-cell office:value-type="string" calcext:value-type="string">
            <text:p>9fda1e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]&amp;&quot;s/&quot;&amp;[.C3]&amp;&quot;#&quot;&amp;LOWER([.A3])&amp;[.C3]&amp;&quot;/&quot;&amp;[.C3]&amp;&quot;#&quot;&amp;LOWER([.B3])&amp;[.C3]&amp;&quot;/g&quot;&amp;[.C3]&amp;&quot; *.svg&quot;" office:value-type="string" office:string-value="sed -i --follow-symlinks &quot;s/&quot;#9fda1e&quot;/&quot;#50fa7b&quot;/g&quot; *.svg" calcext:value-type="string">
            <text:p>sed -i --follow-symlinks "s/"#9fda1e"/"#50fa7b"/g" *.svg</text:p>
          </table:table-cell>
          <table:table-cell office:value-type="string" calcext:value-type="string">
            <text:p>sed -i --follow-symlinks "s/"#9fda1e"/"#50fa7b"/g" *.svg</text:p>
          </table:table-cell>
        </table:table-row>
        <table:table-row table:style-name="ro1">
          <table:table-cell office:value-type="string" calcext:value-type="string">
            <text:p>84c835</text:p>
          </table:table-cell>
          <table:table-cell office:value-type="string" calcext:value-type="string">
            <text:p>46c66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4]&amp;&quot;s/&quot;&amp;[.C4]&amp;&quot;#&quot;&amp;LOWER([.A4])&amp;[.C4]&amp;&quot;/&quot;&amp;[.C4]&amp;&quot;#&quot;&amp;LOWER([.B4])&amp;[.C4]&amp;&quot;/g&quot;&amp;[.C4]&amp;&quot; *.svg&quot;" office:value-type="string" office:string-value="sed -i --follow-symlinks &quot;s/&quot;#84c835&quot;/&quot;#46c66a&quot;/g&quot; *.svg" calcext:value-type="string">
            <text:p>sed -i --follow-symlinks "s/"#84c835"/"#46c66a"/g" *.svg</text:p>
          </table:table-cell>
          <table:table-cell office:value-type="string" calcext:value-type="string">
            <text:p>sed -i --follow-symlinks "s/"#84c835"/"#46c66a"/g" *.svg</text:p>
          </table:table-cell>
        </table:table-row>
        <table:table-row table:style-name="ro1">
          <table:table-cell office:value-type="string" calcext:value-type="string">
            <text:p>0c2809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5]&amp;&quot;s/&quot;&amp;[.C5]&amp;&quot;#&quot;&amp;LOWER([.A5])&amp;[.C5]&amp;&quot;/&quot;&amp;[.C5]&amp;&quot;#&quot;&amp;LOWER([.B5])&amp;[.C5]&amp;&quot;/g&quot;&amp;[.C5]&amp;&quot; *.svg&quot;" office:value-type="string" office:string-value="sed -i --follow-symlinks &quot;s/&quot;#0c2809&quot;/&quot;#282a36&quot;/g&quot; *.svg" calcext:value-type="string">
            <text:p>sed -i --follow-symlinks "s/"#0c2809"/"#282a36"/g" *.svg</text:p>
          </table:table-cell>
          <table:table-cell office:value-type="string" calcext:value-type="string">
            <text:p>sed -i --follow-symlinks "s/"#0c2809"/"#282a36"/g" *.svg</text:p>
          </table:table-cell>
        </table:table-row>
        <table:table-row table:style-name="ro1">
          <table:table-cell office:value-type="string" calcext:value-type="string">
            <text:p>99e159</text:p>
          </table:table-cell>
          <table:table-cell office:value-type="string" calcext:value-type="string">
            <text:p>50fa7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6]&amp;&quot;s/&quot;&amp;[.C6]&amp;&quot;#&quot;&amp;LOWER([.A6])&amp;[.C6]&amp;&quot;/&quot;&amp;[.C6]&amp;&quot;#&quot;&amp;LOWER([.B6])&amp;[.C6]&amp;&quot;/g&quot;&amp;[.C6]&amp;&quot; *.svg&quot;" office:value-type="string" office:string-value="sed -i --follow-symlinks &quot;s/&quot;#99e159&quot;/&quot;#50fa7b&quot;/g&quot; *.svg" calcext:value-type="string">
            <text:p>sed -i --follow-symlinks "s/"#99e159"/"#50fa7b"/g" *.svg</text:p>
          </table:table-cell>
          <table:table-cell office:value-type="string" calcext:value-type="string">
            <text:p>sed -i --follow-symlinks "s/"#99e159"/"#50fa7b"/g" *.svg</text:p>
          </table:table-cell>
        </table:table-row>
        <table:table-row table:style-name="ro1">
          <table:table-cell office:value-type="string" calcext:value-type="string">
            <text:p>000000</text:p>
          </table:table-cell>
          <table:table-cell office:value-type="string" calcext:value-type="string">
            <text:p>282a3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7]&amp;&quot;s/&quot;&amp;[.C7]&amp;&quot;#&quot;&amp;LOWER([.A7])&amp;[.C7]&amp;&quot;/&quot;&amp;[.C7]&amp;&quot;#&quot;&amp;LOWER([.B7])&amp;[.C7]&amp;&quot;/g&quot;&amp;[.C7]&amp;&quot; *.svg&quot;" office:value-type="string" office:string-value="sed -i --follow-symlinks &quot;s/&quot;#000000&quot;/&quot;#282a36&quot;/g&quot; *.svg" calcext:value-type="string">
            <text:p>sed -i --follow-symlinks "s/"#000000"/"#282a36"/g" *.svg</text:p>
          </table:table-cell>
          <table:table-cell office:value-type="string" calcext:value-type="string">
            <text:p>sed -i --follow-symlinks "s/"#000000"/"#282a36"/g" *.svg</text:p>
          </table:table-cell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8]&amp;&quot;s/&quot;&amp;[.C8]&amp;&quot;#&quot;&amp;LOWER([.A8])&amp;[.C8]&amp;&quot;/&quot;&amp;[.C8]&amp;&quot;#&quot;&amp;LOWER([.B8])&amp;[.C8]&amp;&quot;/g&quot;&amp;[.C8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 office:value-type="string" calcext:value-type="string">
            <text:p>sed -i --follow-symlinks "s/"#f4f4f4"/"#f8f8f2"/g" *.svg</text:p>
          </table:table-cell>
        </table:table-row>
        <table:table-row table:style-name="ro1">
          <table:table-cell office:value-type="string" calcext:value-type="string">
            <text:p>656565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9]&amp;&quot;s/&quot;&amp;[.C9]&amp;&quot;#&quot;&amp;LOWER([.A9])&amp;[.C9]&amp;&quot;/&quot;&amp;[.C9]&amp;&quot;#&quot;&amp;LOWER([.B9])&amp;[.C9]&amp;&quot;/g&quot;&amp;[.C9]&amp;&quot; *.svg&quot;" office:value-type="string" office:string-value="sed -i --follow-symlinks &quot;s/&quot;#656565&quot;/&quot;#717380&quot;/g&quot; *.svg" calcext:value-type="string">
            <text:p>sed -i --follow-symlinks "s/"#656565"/"#717380"/g" *.svg</text:p>
          </table:table-cell>
          <table:table-cell/>
        </table:table-row>
        <table:table-row table:style-name="ro1">
          <table:table-cell office:value-type="string" calcext:value-type="string">
            <text:p>e0e0e0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0]&amp;&quot;s/&quot;&amp;[.C10]&amp;&quot;#&quot;&amp;LOWER([.A10])&amp;[.C10]&amp;&quot;/&quot;&amp;[.C10]&amp;&quot;#&quot;&amp;LOWER([.B10])&amp;[.C10]&amp;&quot;/g&quot;&amp;[.C10]&amp;&quot; *.svg&quot;" office:value-type="string" office:string-value="sed -i --follow-symlinks &quot;s/&quot;#e0e0e0&quot;/&quot;#cbcccc&quot;/g&quot; *.svg" calcext:value-type="string">
            <text:p>sed -i --follow-symlinks "s/"#e0e0e0"/"#cbcccc"/g" *.svg</text:p>
          </table:table-cell>
          <table:table-cell/>
        </table:table-row>
        <table:table-row table:style-name="ro1">
          <table:table-cell office:value-type="string" calcext:value-type="string">
            <text:p>80808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1]&amp;&quot;s/&quot;&amp;[.C11]&amp;&quot;#&quot;&amp;LOWER([.A11])&amp;[.C11]&amp;&quot;/&quot;&amp;[.C11]&amp;&quot;#&quot;&amp;LOWER([.B11])&amp;[.C11]&amp;&quot;/g&quot;&amp;[.C11]&amp;&quot; *.svg&quot;" office:value-type="string" office:string-value="sed -i --follow-symlinks &quot;s/&quot;#808080&quot;/&quot;#717380&quot;/g&quot; *.svg" calcext:value-type="string">
            <text:p>sed -i --follow-symlinks "s/"#808080"/"#717380"/g" *.svg</text:p>
          </table:table-cell>
          <table:table-cell/>
        </table:table-row>
        <table:table-row table:style-name="ro1">
          <table:table-cell office:value-type="string" calcext:value-type="string">
            <text:p>4d4d4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2]&amp;&quot;s/&quot;&amp;[.C12]&amp;&quot;#&quot;&amp;LOWER([.A12])&amp;[.C12]&amp;&quot;/&quot;&amp;[.C12]&amp;&quot;#&quot;&amp;LOWER([.B12])&amp;[.C12]&amp;&quot;/g&quot;&amp;[.C12]&amp;&quot; *.svg&quot;" office:value-type="string" office:string-value="sed -i --follow-symlinks &quot;s/&quot;#4d4d4d&quot;/&quot;#44475a&quot;/g&quot; *.svg" calcext:value-type="string">
            <text:p>sed -i --follow-symlinks "s/"#4d4d4d"/"#44475a"/g" *.svg</text:p>
          </table:table-cell>
          <table:table-cell/>
        </table:table-row>
        <table:table-row table:style-name="ro1">
          <table:table-cell office:value-type="string" calcext:value-type="string">
            <text:p>afafaf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3]&amp;&quot;s/&quot;&amp;[.C13]&amp;&quot;#&quot;&amp;LOWER([.A13])&amp;[.C13]&amp;&quot;/&quot;&amp;[.C13]&amp;&quot;#&quot;&amp;LOWER([.B13])&amp;[.C13]&amp;&quot;/g&quot;&amp;[.C13]&amp;&quot; *.svg&quot;" office:value-type="string" office:string-value="sed -i --follow-symlinks &quot;s/&quot;#afafaf&quot;/&quot;#9ea0a6&quot;/g&quot; *.svg" calcext:value-type="string">
            <text:p>sed -i --follow-symlinks "s/"#afafaf"/"#9ea0a6"/g" *.svg</text:p>
          </table:table-cell>
          <table:table-cell/>
        </table:table-row>
        <table:table-row table:style-name="ro1">
          <table:table-cell office:value-type="string" calcext:value-type="string">
            <text:p>5f6c79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4]&amp;&quot;s/&quot;&amp;[.C14]&amp;&quot;#&quot;&amp;LOWER([.A14])&amp;[.C14]&amp;&quot;/&quot;&amp;[.C14]&amp;&quot;#&quot;&amp;LOWER([.B14])&amp;[.C14]&amp;&quot;/g&quot;&amp;[.C14]&amp;&quot; *.svg&quot;" office:value-type="string" office:string-value="sed -i --follow-symlinks &quot;s/&quot;#5f6c79&quot;/&quot;#717380&quot;/g&quot; *.svg" calcext:value-type="string">
            <text:p>sed -i --follow-symlinks "s/"#5f6c79"/"#717380"/g" *.svg</text:p>
          </table:table-cell>
          <table:table-cell/>
        </table:table-row>
        <table:table-row table:style-name="ro1">
          <table:table-cell office:value-type="string" calcext:value-type="string">
            <text:p>748290</text:p>
          </table:table-cell>
          <table:table-cell office:value-type="string" calcext:value-type="string">
            <text:p>717380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5]&amp;&quot;s/&quot;&amp;[.C15]&amp;&quot;#&quot;&amp;LOWER([.A15])&amp;[.C15]&amp;&quot;/&quot;&amp;[.C15]&amp;&quot;#&quot;&amp;LOWER([.B15])&amp;[.C15]&amp;&quot;/g&quot;&amp;[.C15]&amp;&quot; *.svg&quot;" office:value-type="string" office:string-value="sed -i --follow-symlinks &quot;s/&quot;#748290&quot;/&quot;#717380&quot;/g&quot; *.svg" calcext:value-type="string">
            <text:p>sed -i --follow-symlinks "s/"#748290"/"#717380"/g" *.svg</text:p>
          </table:table-cell>
          <table:table-cell/>
        </table:table-row>
        <table:table-row table:style-name="ro1">
          <table:table-cell office:value-type="string" calcext:value-type="string">
            <text:p>5f656d</text:p>
          </table:table-cell>
          <table:table-cell office:value-type="string" calcext:value-type="string">
            <text:p>44475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6]&amp;&quot;s/&quot;&amp;[.C16]&amp;&quot;#&quot;&amp;LOWER([.A16])&amp;[.C16]&amp;&quot;/&quot;&amp;[.C16]&amp;&quot;#&quot;&amp;LOWER([.B16])&amp;[.C16]&amp;&quot;/g&quot;&amp;[.C16]&amp;&quot; *.svg&quot;" office:value-type="string" office:string-value="sed -i --follow-symlinks &quot;s/&quot;#5f656d&quot;/&quot;#44475a&quot;/g&quot; *.svg" calcext:value-type="string">
            <text:p>sed -i --follow-symlinks "s/"#5f656d"/"#44475a"/g" *.svg</text:p>
          </table:table-cell>
          <table:table-cell/>
        </table:table-row>
        <table:table-row table:style-name="ro1">
          <table:table-cell office:value-type="string" calcext:value-type="string">
            <text:p>1d99f3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7]&amp;&quot;s/&quot;&amp;[.C17]&amp;&quot;#&quot;&amp;LOWER([.A17])&amp;[.C17]&amp;&quot;/&quot;&amp;[.C17]&amp;&quot;#&quot;&amp;LOWER([.B17])&amp;[.C17]&amp;&quot;/g&quot;&amp;[.C17]&amp;&quot; *.svg&quot;" office:value-type="string" office:string-value="sed -i --follow-symlinks &quot;s/&quot;#1d99f3&quot;/&quot;#13b1d5&quot;/g&quot; *.svg" calcext:value-type="string">
            <text:p>sed -i --follow-symlinks "s/"#1d99f3"/"#13b1d5"/g" *.svg</text:p>
          </table:table-cell>
          <table:table-cell/>
        </table:table-row>
        <table:table-row table:style-name="ro1">
          <table:table-cell office:value-type="string" calcext:value-type="string">
            <text:p>da4453</text:p>
          </table:table-cell>
          <table:table-cell office:value-type="string" calcext:value-type="string">
            <text:p>c7484a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8]&amp;&quot;s/&quot;&amp;[.C18]&amp;&quot;#&quot;&amp;LOWER([.A18])&amp;[.C18]&amp;&quot;/&quot;&amp;[.C18]&amp;&quot;#&quot;&amp;LOWER([.B18])&amp;[.C18]&amp;&quot;/g&quot;&amp;[.C18]&amp;&quot; *.svg&quot;" office:value-type="string" office:string-value="sed -i --follow-symlinks &quot;s/&quot;#da4453&quot;/&quot;#c7484a&quot;/g&quot; *.svg" calcext:value-type="string">
            <text:p>sed -i --follow-symlinks "s/"#da4453"/"#c7484a"/g" *.svg</text:p>
          </table:table-cell>
          <table:table-cell/>
        </table:table-row>
        <table:table-row table:style-name="ro1">
          <table:table-cell office:value-type="string" calcext:value-type="string">
            <text:p>d6d6d6</text:p>
          </table:table-cell>
          <table:table-cell office:value-type="string" calcext:value-type="string">
            <text:p>cbccc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19]&amp;&quot;s/&quot;&amp;[.C19]&amp;&quot;#&quot;&amp;LOWER([.A19])&amp;[.C19]&amp;&quot;/&quot;&amp;[.C19]&amp;&quot;#&quot;&amp;LOWER([.B19])&amp;[.C19]&amp;&quot;/g&quot;&amp;[.C19]&amp;&quot; *.svg&quot;" office:value-type="string" office:string-value="sed -i --follow-symlinks &quot;s/&quot;#d6d6d6&quot;/&quot;#cbcccc&quot;/g&quot; *.svg" calcext:value-type="string">
            <text:p>sed -i --follow-symlinks "s/"#d6d6d6"/"#cbcccc"/g" *.svg</text:p>
          </table:table-cell>
          <table:table-cell/>
        </table:table-row>
        <table:table-row table:style-name="ro1">
          <table:table-cell office:value-type="string" calcext:value-type="string">
            <text:p>616e7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0]&amp;&quot;s/&quot;&amp;[.C20]&amp;&quot;#&quot;&amp;LOWER([.A20])&amp;[.C20]&amp;&quot;/&quot;&amp;[.C20]&amp;&quot;#&quot;&amp;LOWER([.B20])&amp;[.C20]&amp;&quot;/g&quot;&amp;[.C20]&amp;&quot; *.svg&quot;" office:value-type="string" office:string-value="sed -i --follow-symlinks &quot;s/&quot;#616e7b&quot;/&quot;#6272a4&quot;/g&quot; *.svg" calcext:value-type="string">
            <text:p>sed -i --follow-symlinks "s/"#616e7b"/"#6272a4"/g" *.svg</text:p>
          </table:table-cell>
          <table:table-cell/>
        </table:table-row>
        <table:table-row table:style-name="ro1">
          <table:table-cell office:value-type="string" calcext:value-type="string">
            <text:p>fbfbfb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1]&amp;&quot;s/&quot;&amp;[.C21]&amp;&quot;#&quot;&amp;LOWER([.A21])&amp;[.C21]&amp;&quot;/&quot;&amp;[.C21]&amp;&quot;#&quot;&amp;LOWER([.B21])&amp;[.C21]&amp;&quot;/g&quot;&amp;[.C21]&amp;&quot; *.svg&quot;" office:value-type="string" office:string-value="sed -i --follow-symlinks &quot;s/&quot;#fbfbfb&quot;/&quot;#f8f8f2&quot;/g&quot; *.svg" calcext:value-type="string">
            <text:p>sed -i --follow-symlinks "s/"#fbfbfb"/"#f8f8f2"/g" *.svg</text:p>
          </table:table-cell>
          <table:table-cell/>
        </table:table-row>
        <table:table-row table:style-name="ro1">
          <table:table-cell office:value-type="string" calcext:value-type="string">
            <text:p>f4f4f4</text:p>
          </table:table-cell>
          <table:table-cell office:value-type="string" calcext:value-type="string">
            <text:p>f8f8f2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2]&amp;&quot;s/&quot;&amp;[.C22]&amp;&quot;#&quot;&amp;LOWER([.A22])&amp;[.C22]&amp;&quot;/&quot;&amp;[.C22]&amp;&quot;#&quot;&amp;LOWER([.B22])&amp;[.C22]&amp;&quot;/g&quot;&amp;[.C22]&amp;&quot; *.svg&quot;" office:value-type="string" office:string-value="sed -i --follow-symlinks &quot;s/&quot;#f4f4f4&quot;/&quot;#f8f8f2&quot;/g&quot; *.svg" calcext:value-type="string">
            <text:p>sed -i --follow-symlinks "s/"#f4f4f4"/"#f8f8f2"/g" *.svg</text:p>
          </table:table-cell>
          <table:table-cell/>
        </table:table-row>
        <table:table-row table:style-name="ro1">
          <table:table-cell office:value-type="string" calcext:value-type="string">
            <text:p>eab305</text:p>
          </table:table-cell>
          <table:table-cell office:value-type="string" calcext:value-type="string">
            <text:p>c7925b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3]&amp;&quot;s/&quot;&amp;[.C23]&amp;&quot;#&quot;&amp;LOWER([.A23])&amp;[.C23]&amp;&quot;/&quot;&amp;[.C23]&amp;&quot;#&quot;&amp;LOWER([.B23])&amp;[.C23]&amp;&quot;/g&quot;&amp;[.C23]&amp;&quot; *.svg&quot;" office:value-type="string" office:string-value="sed -i --follow-symlinks &quot;s/&quot;#eab305&quot;/&quot;#c7925b&quot;/g&quot; *.svg" calcext:value-type="string">
            <text:p>sed -i --follow-symlinks "s/"#eab305"/"#c7925b"/g" *.svg</text:p>
          </table:table-cell>
          <table:table-cell/>
        </table:table-row>
        <table:table-row table:style-name="ro1">
          <table:table-cell office:value-type="string" calcext:value-type="string">
            <text:p>994b91</text:p>
          </table:table-cell>
          <table:table-cell office:value-type="string" calcext:value-type="string">
            <text:p>c7639f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4]&amp;&quot;s/&quot;&amp;[.C24]&amp;&quot;#&quot;&amp;LOWER([.A24])&amp;[.C24]&amp;&quot;/&quot;&amp;[.C24]&amp;&quot;#&quot;&amp;LOWER([.B24])&amp;[.C24]&amp;&quot;/g&quot;&amp;[.C24]&amp;&quot; *.svg&quot;" office:value-type="string" office:string-value="sed -i --follow-symlinks &quot;s/&quot;#994b91&quot;/&quot;#c7639f&quot;/g&quot; *.svg" calcext:value-type="string">
            <text:p>sed -i --follow-symlinks "s/"#994b91"/"#c7639f"/g" *.svg</text:p>
          </table:table-cell>
          <table:table-cell/>
        </table:table-row>
        <table:table-row table:style-name="ro1">
          <table:table-cell office:value-type="string" calcext:value-type="string">
            <text:p>576dab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5]&amp;&quot;s/&quot;&amp;[.C25]&amp;&quot;#&quot;&amp;LOWER([.A25])&amp;[.C25]&amp;&quot;/&quot;&amp;[.C25]&amp;&quot;#&quot;&amp;LOWER([.B25])&amp;[.C25]&amp;&quot;/g&quot;&amp;[.C25]&amp;&quot; *.svg&quot;" office:value-type="string" office:string-value="sed -i --follow-symlinks &quot;s/&quot;#576dab&quot;/&quot;#6272a4&quot;/g&quot; *.svg" calcext:value-type="string">
            <text:p>sed -i --follow-symlinks "s/"#576dab"/"#6272a4"/g" *.svg</text:p>
          </table:table-cell>
          <table:table-cell/>
        </table:table-row>
        <table:table-row table:style-name="ro1">
          <table:table-cell office:value-type="string" calcext:value-type="string">
            <text:p>4747b5</text:p>
          </table:table-cell>
          <table:table-cell office:value-type="string" calcext:value-type="string">
            <text:p>515d8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6]&amp;&quot;s/&quot;&amp;[.C26]&amp;&quot;#&quot;&amp;LOWER([.A26])&amp;[.C26]&amp;&quot;/&quot;&amp;[.C26]&amp;&quot;#&quot;&amp;LOWER([.B26])&amp;[.C26]&amp;&quot;/g&quot;&amp;[.C26]&amp;&quot; *.svg&quot;" office:value-type="string" office:string-value="sed -i --follow-symlinks &quot;s/&quot;#4747b5&quot;/&quot;#515d85&quot;/g&quot; *.svg" calcext:value-type="string">
            <text:p>sed -i --follow-symlinks "s/"#4747b5"/"#515d85"/g" *.svg</text:p>
          </table:table-cell>
          <table:table-cell/>
        </table:table-row>
        <table:table-row table:style-name="ro1">
          <table:table-cell office:value-type="string" calcext:value-type="string">
            <text:p>b3b3b3</text:p>
          </table:table-cell>
          <table:table-cell office:value-type="string" calcext:value-type="string">
            <text:p>9ea0a6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7]&amp;&quot;s/&quot;&amp;[.C27]&amp;&quot;#&quot;&amp;LOWER([.A27])&amp;[.C27]&amp;&quot;/&quot;&amp;[.C27]&amp;&quot;#&quot;&amp;LOWER([.B27])&amp;[.C27]&amp;&quot;/g&quot;&amp;[.C27]&amp;&quot; *.svg&quot;" office:value-type="string" office:string-value="sed -i --follow-symlinks &quot;s/&quot;#b3b3b3&quot;/&quot;#9ea0a6&quot;/g&quot; *.svg" calcext:value-type="string">
            <text:p>sed -i --follow-symlinks "s/"#b3b3b3"/"#9ea0a6"/g" *.svg</text:p>
          </table:table-cell>
          <table:table-cell/>
        </table:table-row>
        <table:table-row table:style-name="ro1">
          <table:table-cell office:value-type="string" calcext:value-type="string">
            <text:p>f9d351</text:p>
          </table:table-cell>
          <table:table-cell office:value-type="string" calcext:value-type="string">
            <text:p>ffb86c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8]&amp;&quot;s/&quot;&amp;[.C28]&amp;&quot;#&quot;&amp;LOWER([.A28])&amp;[.C28]&amp;&quot;/&quot;&amp;[.C28]&amp;&quot;#&quot;&amp;LOWER([.B28])&amp;[.C28]&amp;&quot;/g&quot;&amp;[.C28]&amp;&quot; *.svg&quot;" office:value-type="string" office:string-value="sed -i --follow-symlinks &quot;s/&quot;#f9d351&quot;/&quot;#ffb86c&quot;/g&quot; *.svg" calcext:value-type="string">
            <text:p>sed -i --follow-symlinks "s/"#f9d351"/"#ffb86c"/g" *.svg</text:p>
          </table:table-cell>
          <table:table-cell/>
        </table:table-row>
        <table:table-row table:style-name="ro1">
          <table:table-cell office:value-type="string" calcext:value-type="string">
            <text:p>e84f43</text:p>
          </table:table-cell>
          <table:table-cell office:value-type="string" calcext:value-type="string">
            <text:p>ff555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29]&amp;&quot;s/&quot;&amp;[.C29]&amp;&quot;#&quot;&amp;LOWER([.A29])&amp;[.C29]&amp;&quot;/&quot;&amp;[.C29]&amp;&quot;#&quot;&amp;LOWER([.B29])&amp;[.C29]&amp;&quot;/g&quot;&amp;[.C29]&amp;&quot; *.svg&quot;" office:value-type="string" office:string-value="sed -i --follow-symlinks &quot;s/&quot;#e84f43&quot;/&quot;#ff5555&quot;/g&quot; *.svg" calcext:value-type="string">
            <text:p>sed -i --follow-symlinks "s/"#e84f43"/"#ff5555"/g" *.svg</text:p>
          </table:table-cell>
          <table:table-cell/>
        </table:table-row>
        <table:table-row table:style-name="ro1">
          <table:table-cell office:value-type="string" calcext:value-type="string">
            <text:p>0093dd</text:p>
          </table:table-cell>
          <table:table-cell office:value-type="string" calcext:value-type="string">
            <text:p>13b1d5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0]&amp;&quot;s/&quot;&amp;[.C30]&amp;&quot;#&quot;&amp;LOWER([.A30])&amp;[.C30]&amp;&quot;/&quot;&amp;[.C30]&amp;&quot;#&quot;&amp;LOWER([.B30])&amp;[.C30]&amp;&quot;/g&quot;&amp;[.C30]&amp;&quot; *.svg&quot;" office:value-type="string" office:string-value="sed -i --follow-symlinks &quot;s/&quot;#0093dd&quot;/&quot;#13b1d5&quot;/g&quot; *.svg" calcext:value-type="string">
            <text:p>sed -i --follow-symlinks "s/"#0093dd"/"#13b1d5"/g" *.svg</text:p>
          </table:table-cell>
          <table:table-cell/>
        </table:table-row>
        <table:table-row table:style-name="ro1">
          <table:table-cell office:value-type="string" calcext:value-type="string">
            <text:p>57688e</text:p>
          </table:table-cell>
          <table:table-cell office:value-type="string" calcext:value-type="string">
            <text:p>6272a4</text:p>
          </table:table-cell>
          <table:table-cell table:style-name="Default" office:value-type="string" calcext:value-type="string">
            <text:p>"</text:p>
          </table:table-cell>
          <table:table-cell table:formula="of:=&quot;sed -i --follow-symlinks &quot;&amp;[.C31]&amp;&quot;s/&quot;&amp;[.C31]&amp;&quot;#&quot;&amp;LOWER([.A31])&amp;[.C31]&amp;&quot;/&quot;&amp;[.C31]&amp;&quot;#&quot;&amp;LOWER([.B31])&amp;[.C31]&amp;&quot;/g&quot;&amp;[.C31]&amp;&quot; *.svg&quot;" office:value-type="string" office:string-value="sed -i --follow-symlinks &quot;s/&quot;#57688e&quot;/&quot;#6272a4&quot;/g&quot; *.svg" calcext:value-type="string">
            <text:p>sed -i --follow-symlinks "s/"#57688e"/"#6272a4"/g" *.svg</text:p>
          </table:table-cell>
          <table:table-cell/>
        </table:table-row>
        <table:table-row table:style-name="ro1">
          <table:table-cell table:style-name="ce1" office:value-type="float" office:value="262626" calcext:value-type="float">
            <text:p>262626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32]&amp;&quot;s/&quot;&amp;[.C32]&amp;&quot;#&quot;&amp;LOWER([.A32])&amp;[.C32]&amp;&quot;/&quot;&amp;[.C32]&amp;&quot;#&quot;&amp;LOWER([.B32])&amp;[.C32]&amp;&quot;/g&quot;&amp;[.C32]&amp;&quot; *.svg&quot;" office:value-type="string" office:string-value="sed -i --follow-symlinks &quot;s/&quot;#262626&quot;/&quot;#282a36&quot;/g&quot; *.svg" calcext:value-type="string">
            <text:p>sed -i --follow-symlinks "s/"#262626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c8ff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3]&amp;&quot;s/&quot;&amp;[.C33]&amp;&quot;#&quot;&amp;LOWER([.A33])&amp;[.C33]&amp;&quot;/&quot;&amp;[.C33]&amp;&quot;#&quot;&amp;LOWER([.B33])&amp;[.C33]&amp;&quot;/g&quot;&amp;[.C33]&amp;&quot; *.svg&quot;" office:value-type="string" office:string-value="sed -i --follow-symlinks &quot;s/&quot;#00c8ff&quot;/&quot;#13b1d5&quot;/g&quot; *.svg" calcext:value-type="string">
            <text:p>sed -i --follow-symlinks "s/"#00c8ff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b253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34]&amp;&quot;s/&quot;&amp;[.C34]&amp;&quot;#&quot;&amp;LOWER([.A34])&amp;[.C34]&amp;&quot;/&quot;&amp;[.C34]&amp;&quot;#&quot;&amp;LOWER([.B34])&amp;[.C34]&amp;&quot;/g&quot;&amp;[.C34]&amp;&quot; *.svg&quot;" office:value-type="string" office:string-value="sed -i --follow-symlinks &quot;s/&quot;#eb253e&quot;/&quot;#c7484a&quot;/g&quot; *.svg" calcext:value-type="string">
            <text:p>sed -i --follow-symlinks "s/"#eb253e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c8f3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35]&amp;&quot;s/&quot;&amp;[.C35]&amp;&quot;#&quot;&amp;LOWER([.A35])&amp;[.C35]&amp;&quot;/&quot;&amp;[.C35]&amp;&quot;#&quot;&amp;LOWER([.B35])&amp;[.C35]&amp;&quot;/g&quot;&amp;[.C35]&amp;&quot; *.svg&quot;" office:value-type="string" office:string-value="sed -i --follow-symlinks &quot;s/&quot;#fc8f36&quot;/&quot;#c7925b&quot;/g&quot; *.svg" calcext:value-type="string">
            <text:p>sed -i --follow-symlinks "s/"#fc8f36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88888</text:p>
          </table:table-cell>
          <table:table-cell table:style-name="ce1" office:value-type="string" calcext:value-type="string">
            <text:p>717380</text:p>
          </table:table-cell>
          <table:table-cell office:value-type="string" calcext:value-type="string">
            <text:p>"</text:p>
          </table:table-cell>
          <table:table-cell table:formula="of:=&quot;sed -i --follow-symlinks &quot;&amp;[.C36]&amp;&quot;s/&quot;&amp;[.C36]&amp;&quot;#&quot;&amp;LOWER([.A36])&amp;[.C36]&amp;&quot;/&quot;&amp;[.C36]&amp;&quot;#&quot;&amp;LOWER([.B36])&amp;[.C36]&amp;&quot;/g&quot;&amp;[.C36]&amp;&quot; *.svg&quot;" office:value-type="string" office:string-value="sed -i --follow-symlinks &quot;s/&quot;#888888&quot;/&quot;#717380&quot;/g&quot; *.svg" calcext:value-type="string">
            <text:p>sed -i --follow-symlinks "s/"#888888"/"#71738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5c1ec</text:p>
          </table:table-cell>
          <table:table-cell table:style-name="ce1" office:value-type="string" calcext:value-type="string">
            <text:p>72bfd0</text:p>
          </table:table-cell>
          <table:table-cell office:value-type="string" calcext:value-type="string">
            <text:p>"</text:p>
          </table:table-cell>
          <table:table-cell table:formula="of:=&quot;sed -i --follow-symlinks &quot;&amp;[.C37]&amp;&quot;s/&quot;&amp;[.C37]&amp;&quot;#&quot;&amp;LOWER([.A37])&amp;[.C37]&amp;&quot;/&quot;&amp;[.C37]&amp;&quot;#&quot;&amp;LOWER([.B37])&amp;[.C37]&amp;&quot;/g&quot;&amp;[.C37]&amp;&quot; *.svg&quot;" office:value-type="string" office:string-value="sed -i --follow-symlinks &quot;s/&quot;#55c1ec&quot;/&quot;#72bfd0&quot;/g&quot; *.svg" calcext:value-type="string">
            <text:p>sed -i --follow-symlinks "s/"#55c1ec"/"#72bfd0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d88cf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38]&amp;&quot;s/&quot;&amp;[.C38]&amp;&quot;#&quot;&amp;LOWER([.A38])&amp;[.C38]&amp;&quot;/&quot;&amp;[.C38]&amp;&quot;#&quot;&amp;LOWER([.B38])&amp;[.C38]&amp;&quot;/g&quot;&amp;[.C38]&amp;&quot; *.svg&quot;" office:value-type="string" office:string-value="sed -i --follow-symlinks &quot;s/&quot;#4d88cf&quot;/&quot;#6272a4&quot;/g&quot; *.svg" calcext:value-type="string">
            <text:p>sed -i --follow-symlinks "s/"#4d88cf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0ace8</text:p>
          </table:table-cell>
          <table:table-cell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39]&amp;&quot;s/&quot;&amp;[.C39]&amp;&quot;#&quot;&amp;LOWER([.A39])&amp;[.C39]&amp;&quot;/&quot;&amp;[.C39]&amp;&quot;#&quot;&amp;LOWER([.B39])&amp;[.C39]&amp;&quot;/g&quot;&amp;[.C39]&amp;&quot; *.svg&quot;" office:value-type="string" office:string-value="sed -i --follow-symlinks &quot;s/&quot;#40ace8&quot;/&quot;#13b1d5&quot;/g&quot; *.svg" calcext:value-type="string">
            <text:p>sed -i --follow-symlinks "s/"#40ace8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ad65c</text:p>
          </table:table-cell>
          <table:table-cell table:style-name="ce1" office:value-type="string" calcext:value-type="string">
            <text:p>bcc373</text:p>
          </table:table-cell>
          <table:table-cell office:value-type="string" calcext:value-type="string">
            <text:p>"</text:p>
          </table:table-cell>
          <table:table-cell table:formula="of:=&quot;sed -i --follow-symlinks &quot;&amp;[.C40]&amp;&quot;s/&quot;&amp;[.C40]&amp;&quot;#&quot;&amp;LOWER([.A40])&amp;[.C40]&amp;&quot;/&quot;&amp;[.C40]&amp;&quot;#&quot;&amp;LOWER([.B40])&amp;[.C40]&amp;&quot;/g&quot;&amp;[.C40]&amp;&quot; *.svg&quot;" office:value-type="string" office:string-value="sed -i --follow-symlinks &quot;s/&quot;#fad65c&quot;/&quot;#bcc373&quot;/g&quot; *.svg" calcext:value-type="string">
            <text:p>sed -i --follow-symlinks "s/"#fad65c"/"#bcc373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92429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1]&amp;&quot;s/&quot;&amp;[.C41]&amp;&quot;#&quot;&amp;LOWER([.A41])&amp;[.C41]&amp;&quot;/&quot;&amp;[.C41]&amp;&quot;#&quot;&amp;LOWER([.B41])&amp;[.C41]&amp;&quot;/g&quot;&amp;[.C41]&amp;&quot; *.svg&quot;" office:value-type="string" office:string-value="sed -i --follow-symlinks &quot;s/&quot;#c92429&quot;/&quot;#c7484a&quot;/g&quot; *.svg" calcext:value-type="string">
            <text:p>sed -i --follow-symlinks "s/"#c92429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008a50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2]&amp;&quot;s/&quot;&amp;[.C42]&amp;&quot;#&quot;&amp;LOWER([.A42])&amp;[.C42]&amp;&quot;/&quot;&amp;[.C42]&amp;&quot;#&quot;&amp;LOWER([.B42])&amp;[.C42]&amp;&quot;/g&quot;&amp;[.C42]&amp;&quot; *.svg&quot;" office:value-type="string" office:string-value="sed -i --follow-symlinks &quot;s/&quot;#008a50&quot;/&quot;#46c66a&quot;/g&quot; *.svg" calcext:value-type="string">
            <text:p>sed -i --follow-symlinks "s/"#008a50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f755a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3]&amp;&quot;s/&quot;&amp;[.C43]&amp;&quot;#&quot;&amp;LOWER([.A43])&amp;[.C43]&amp;&quot;/&quot;&amp;[.C43]&amp;&quot;#&quot;&amp;LOWER([.B43])&amp;[.C43]&amp;&quot;/g&quot;&amp;[.C43]&amp;&quot; *.svg&quot;" office:value-type="string" office:string-value="sed -i --follow-symlinks &quot;s/&quot;#3f755a&quot;/&quot;#46c66a&quot;/g&quot; *.svg" calcext:value-type="string">
            <text:p>sed -i --follow-symlinks "s/"#3f755a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e50c7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44]&amp;&quot;s/&quot;&amp;[.C44]&amp;&quot;#&quot;&amp;LOWER([.A44])&amp;[.C44]&amp;&quot;/&quot;&amp;[.C44]&amp;&quot;#&quot;&amp;LOWER([.B44])&amp;[.C44]&amp;&quot;/g&quot;&amp;[.C44]&amp;&quot; *.svg&quot;" office:value-type="string" office:string-value="sed -i --follow-symlinks &quot;s/&quot;#8e50c7&quot;/&quot;#9576c5&quot;/g&quot; *.svg" calcext:value-type="string">
            <text:p>sed -i --follow-symlinks "s/"#8e50c7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e34e2b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45]&amp;&quot;s/&quot;&amp;[.C45]&amp;&quot;#&quot;&amp;LOWER([.A45])&amp;[.C45]&amp;&quot;/&quot;&amp;[.C45]&amp;&quot;#&quot;&amp;LOWER([.B45])&amp;[.C45]&amp;&quot;/g&quot;&amp;[.C45]&amp;&quot; *.svg&quot;" office:value-type="string" office:string-value="sed -i --follow-symlinks &quot;s/&quot;#e34e2b&quot;/&quot;#ff5555&quot;/g&quot; *.svg" calcext:value-type="string">
            <text:p>sed -i --follow-symlinks "s/"#e34e2b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13d17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46]&amp;&quot;s/&quot;&amp;[.C46]&amp;&quot;#&quot;&amp;LOWER([.A46])&amp;[.C46]&amp;&quot;/&quot;&amp;[.C46]&amp;&quot;#&quot;&amp;LOWER([.B46])&amp;[.C46]&amp;&quot;/g&quot;&amp;[.C46]&amp;&quot; *.svg&quot;" office:value-type="string" office:string-value="sed -i --follow-symlinks &quot;s/&quot;#813d17&quot;/&quot;#c7484a&quot;/g&quot; *.svg" calcext:value-type="string">
            <text:p>sed -i --follow-symlinks "s/"#813d17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6cc56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7]&amp;&quot;s/&quot;&amp;[.C47]&amp;&quot;#&quot;&amp;LOWER([.A47])&amp;[.C47]&amp;&quot;/&quot;&amp;[.C47]&amp;&quot;#&quot;&amp;LOWER([.B47])&amp;[.C47]&amp;&quot;/g&quot;&amp;[.C47]&amp;&quot; *.svg&quot;" office:value-type="string" office:string-value="sed -i --follow-symlinks &quot;s/&quot;#56cc56&quot;/&quot;#46c66a&quot;/g&quot; *.svg" calcext:value-type="string">
            <text:p>sed -i --follow-symlinks "s/"#56cc56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74d4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48]&amp;&quot;s/&quot;&amp;[.C48]&amp;&quot;#&quot;&amp;LOWER([.A48])&amp;[.C48]&amp;&quot;/&quot;&amp;[.C48]&amp;&quot;#&quot;&amp;LOWER([.B48])&amp;[.C48]&amp;&quot;/g&quot;&amp;[.C48]&amp;&quot; *.svg&quot;" office:value-type="string" office:string-value="sed -i --follow-symlinks &quot;s/&quot;#3374d4&quot;/&quot;#6272a4&quot;/g&quot; *.svg" calcext:value-type="string">
            <text:p>sed -i --follow-symlinks "s/"#3374d4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68b723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49]&amp;&quot;s/&quot;&amp;[.C49]&amp;&quot;#&quot;&amp;LOWER([.A49])&amp;[.C49]&amp;&quot;/&quot;&amp;[.C49]&amp;&quot;#&quot;&amp;LOWER([.B49])&amp;[.C49]&amp;&quot;/g&quot;&amp;[.C49]&amp;&quot; *.svg&quot;" office:value-type="string" office:string-value="sed -i --follow-symlinks &quot;s/&quot;#68b723&quot;/&quot;#46c66a&quot;/g&quot; *.svg" calcext:value-type="string">
            <text:p>sed -i --follow-symlinks "s/"#68b723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6262e</text:p>
          </table:table-cell>
          <table:table-cell table:style-name="ce1" office:value-type="string" calcext:value-type="string">
            <text:p>c7484a</text:p>
          </table:table-cell>
          <table:table-cell office:value-type="string" calcext:value-type="string">
            <text:p>"</text:p>
          </table:table-cell>
          <table:table-cell table:formula="of:=&quot;sed -i --follow-symlinks &quot;&amp;[.C50]&amp;&quot;s/&quot;&amp;[.C50]&amp;&quot;#&quot;&amp;LOWER([.A50])&amp;[.C50]&amp;&quot;/&quot;&amp;[.C50]&amp;&quot;#&quot;&amp;LOWER([.B50])&amp;[.C50]&amp;&quot;/g&quot;&amp;[.C50]&amp;&quot; *.svg&quot;" office:value-type="string" office:string-value="sed -i --follow-symlinks &quot;s/&quot;#c6262e&quot;/&quot;#c7484a&quot;/g&quot; *.svg" calcext:value-type="string">
            <text:p>sed -i --follow-symlinks "s/"#c6262e"/"#c7484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689e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1]&amp;&quot;s/&quot;&amp;[.C51]&amp;&quot;#&quot;&amp;LOWER([.A51])&amp;[.C51]&amp;&quot;/&quot;&amp;[.C51]&amp;&quot;#&quot;&amp;LOWER([.B51])&amp;[.C51]&amp;&quot;/g&quot;&amp;[.C51]&amp;&quot; *.svg&quot;" office:value-type="string" office:string-value="sed -i --follow-symlinks &quot;s/&quot;#3689e6&quot;/&quot;#6272a4&quot;/g&quot; *.svg" calcext:value-type="string">
            <text:p>sed -i --follow-symlinks "s/"#3689e6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4603e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52]&amp;&quot;s/&quot;&amp;[.C52]&amp;&quot;#&quot;&amp;LOWER([.A52])&amp;[.C52]&amp;&quot;/&quot;&amp;[.C52]&amp;&quot;#&quot;&amp;LOWER([.B52])&amp;[.C52]&amp;&quot;/g&quot;&amp;[.C52]&amp;&quot; *.svg&quot;" office:value-type="string" office:string-value="sed -i --follow-symlinks &quot;s/&quot;#84603e&quot;/&quot;#c7925b&quot;/g&quot; *.svg" calcext:value-type="string">
            <text:p>sed -i --follow-symlinks "s/"#84603e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9693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3]&amp;&quot;s/&quot;&amp;[.C53]&amp;&quot;#&quot;&amp;LOWER([.A53])&amp;[.C53]&amp;&quot;/&quot;&amp;[.C53]&amp;&quot;#&quot;&amp;LOWER([.B53])&amp;[.C53]&amp;&quot;/g&quot;&amp;[.C53]&amp;&quot; *.svg&quot;" office:value-type="string" office:string-value="sed -i --follow-symlinks &quot;s/&quot;#396939&quot;/&quot;#46c66a&quot;/g&quot; *.svg" calcext:value-type="string">
            <text:p>sed -i --follow-symlinks "s/"#396939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5677f</text:p>
          </table:table-cell>
          <table:table-cell table:style-name="ce1" office:value-type="string" calcext:value-type="string">
            <text:p>70b7c8</text:p>
          </table:table-cell>
          <table:table-cell office:value-type="string" calcext:value-type="string">
            <text:p>"</text:p>
          </table:table-cell>
          <table:table-cell table:formula="of:=&quot;sed -i --follow-symlinks &quot;&amp;[.C54]&amp;&quot;s/&quot;&amp;[.C54]&amp;&quot;#&quot;&amp;LOWER([.A54])&amp;[.C54]&amp;&quot;/&quot;&amp;[.C54]&amp;&quot;#&quot;&amp;LOWER([.B54])&amp;[.C54]&amp;&quot;/g&quot;&amp;[.C54]&amp;&quot; *.svg&quot;" office:value-type="string" office:string-value="sed -i --follow-symlinks &quot;s/&quot;#35677f&quot;/&quot;#70b7c8&quot;/g&quot; *.svg" calcext:value-type="string">
            <text:p>sed -i --follow-symlinks "s/"#35677f"/"#70b7c8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26796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55]&amp;&quot;s/&quot;&amp;[.C55]&amp;&quot;#&quot;&amp;LOWER([.A55])&amp;[.C55]&amp;&quot;/&quot;&amp;[.C55]&amp;&quot;#&quot;&amp;LOWER([.B55])&amp;[.C55]&amp;&quot;/g&quot;&amp;[.C55]&amp;&quot; *.svg&quot;" office:value-type="string" office:string-value="sed -i --follow-symlinks &quot;s/&quot;#326796&quot;/&quot;#6272a4&quot;/g&quot; *.svg" calcext:value-type="string">
            <text:p>sed -i --follow-symlinks "s/"#326796"/"#6272a4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c8c4b7</text:p>
          </table:table-cell>
          <table:table-cell table:style-name="ce1" office:value-type="string" calcext:value-type="string">
            <text:p>cbcccc</text:p>
          </table:table-cell>
          <table:table-cell office:value-type="string" calcext:value-type="string">
            <text:p>"</text:p>
          </table:table-cell>
          <table:table-cell table:formula="of:=&quot;sed -i --follow-symlinks &quot;&amp;[.C56]&amp;&quot;s/&quot;&amp;[.C56]&amp;&quot;#&quot;&amp;LOWER([.A56])&amp;[.C56]&amp;&quot;/&quot;&amp;[.C56]&amp;&quot;#&quot;&amp;LOWER([.B56])&amp;[.C56]&amp;&quot;/g&quot;&amp;[.C56]&amp;&quot; *.svg&quot;" office:value-type="string" office:string-value="sed -i --follow-symlinks &quot;s/&quot;#c8c4b7&quot;/&quot;#cbcccc&quot;/g&quot; *.svg" calcext:value-type="string">
            <text:p>sed -i --follow-symlinks "s/"#c8c4b7"/"#cbccc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d58a5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7]&amp;&quot;s/&quot;&amp;[.C57]&amp;&quot;#&quot;&amp;LOWER([.A57])&amp;[.C57]&amp;&quot;/&quot;&amp;[.C57]&amp;&quot;#&quot;&amp;LOWER([.B57])&amp;[.C57]&amp;&quot;/g&quot;&amp;[.C57]&amp;&quot; *.svg&quot;" office:value-type="string" office:string-value="sed -i --follow-symlinks &quot;s/&quot;#3d58a5&quot;/&quot;#515d85&quot;/g&quot; *.svg" calcext:value-type="string">
            <text:p>sed -i --follow-symlinks "s/"#3d58a5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415aa2</text:p>
          </table:table-cell>
          <table:table-cell table:style-name="ce1" office:value-type="string" calcext:value-type="string">
            <text:p>515d85</text:p>
          </table:table-cell>
          <table:table-cell office:value-type="string" calcext:value-type="string">
            <text:p>"</text:p>
          </table:table-cell>
          <table:table-cell table:formula="of:=&quot;sed -i --follow-symlinks &quot;&amp;[.C58]&amp;&quot;s/&quot;&amp;[.C58]&amp;&quot;#&quot;&amp;LOWER([.A58])&amp;[.C58]&amp;&quot;/&quot;&amp;[.C58]&amp;&quot;#&quot;&amp;LOWER([.B58])&amp;[.C58]&amp;&quot;/g&quot;&amp;[.C58]&amp;&quot; *.svg&quot;" office:value-type="string" office:string-value="sed -i --follow-symlinks &quot;s/&quot;#415aa2&quot;/&quot;#515d85&quot;/g&quot; *.svg" calcext:value-type="string">
            <text:p>sed -i --follow-symlinks "s/"#415aa2"/"#515d8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71cd4f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59]&amp;&quot;s/&quot;&amp;[.C59]&amp;&quot;#&quot;&amp;LOWER([.A59])&amp;[.C59]&amp;&quot;/&quot;&amp;[.C59]&amp;&quot;#&quot;&amp;LOWER([.B59])&amp;[.C59]&amp;&quot;/g&quot;&amp;[.C59]&amp;&quot; *.svg&quot;" office:value-type="string" office:string-value="sed -i --follow-symlinks &quot;s/&quot;#71cd4f&quot;/&quot;#46c66a&quot;/g&quot; *.svg" calcext:value-type="string">
            <text:p>sed -i --follow-symlinks "s/"#71cd4f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bacf2</text:p>
          </table:table-cell>
          <table:table-cell table:style-name="ce1" office:value-type="string" calcext:value-type="string">
            <text:p>13b1d5</text:p>
          </table:table-cell>
          <table:table-cell office:value-type="string" calcext:value-type="string">
            <text:p>"</text:p>
          </table:table-cell>
          <table:table-cell table:formula="of:=&quot;sed -i --follow-symlinks &quot;&amp;[.C60]&amp;&quot;s/&quot;&amp;[.C60]&amp;&quot;#&quot;&amp;LOWER([.A60])&amp;[.C60]&amp;&quot;/&quot;&amp;[.C60]&amp;&quot;#&quot;&amp;LOWER([.B60])&amp;[.C60]&amp;&quot;/g&quot;&amp;[.C60]&amp;&quot; *.svg&quot;" office:value-type="string" office:string-value="sed -i --follow-symlinks &quot;s/&quot;#2bacf2&quot;/&quot;#13b1d5&quot;/g&quot; *.svg" calcext:value-type="string">
            <text:p>sed -i --follow-symlinks "s/"#2bacf2"/"#13b1d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7d07d</text:p>
          </table:table-cell>
          <table:table-cell table:style-name="ce1" office:value-type="string" calcext:value-type="string">
            <text:p>50fa7b</text:p>
          </table:table-cell>
          <table:table-cell office:value-type="string" calcext:value-type="string">
            <text:p>"</text:p>
          </table:table-cell>
          <table:table-cell table:formula="of:=&quot;sed -i --follow-symlinks &quot;&amp;[.C61]&amp;&quot;s/&quot;&amp;[.C61]&amp;&quot;#&quot;&amp;LOWER([.A61])&amp;[.C61]&amp;&quot;/&quot;&amp;[.C61]&amp;&quot;#&quot;&amp;LOWER([.B61])&amp;[.C61]&amp;&quot;/g&quot;&amp;[.C61]&amp;&quot; *.svg&quot;" office:value-type="string" office:string-value="sed -i --follow-symlinks &quot;s/&quot;#87d07d&quot;/&quot;#50fa7b&quot;/g&quot; *.svg" calcext:value-type="string">
            <text:p>sed -i --follow-symlinks "s/"#87d07d"/"#50fa7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8144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62]&amp;&quot;s/&quot;&amp;[.C62]&amp;&quot;#&quot;&amp;LOWER([.A62])&amp;[.C62]&amp;&quot;/&quot;&amp;[.C62]&amp;&quot;#&quot;&amp;LOWER([.B62])&amp;[.C62]&amp;&quot;/g&quot;&amp;[.C62]&amp;&quot; *.svg&quot;" office:value-type="string" office:string-value="sed -i --follow-symlinks &quot;s/&quot;#f38144&quot;/&quot;#c7925b&quot;/g&quot; *.svg" calcext:value-type="string">
            <text:p>sed -i --follow-symlinks "s/"#f38144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f76e4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3]&amp;&quot;s/&quot;&amp;[.C63]&amp;&quot;#&quot;&amp;LOWER([.A63])&amp;[.C63]&amp;&quot;/&quot;&amp;[.C63]&amp;&quot;#&quot;&amp;LOWER([.B63])&amp;[.C63]&amp;&quot;/g&quot;&amp;[.C63]&amp;&quot; *.svg&quot;" office:value-type="string" office:string-value="sed -i --follow-symlinks &quot;s/&quot;#8f76e4&quot;/&quot;#7b7bbd&quot;/g&quot; *.svg" calcext:value-type="string">
            <text:p>sed -i --follow-symlinks "s/"#8f76e4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37329</text:p>
          </table:table-cell>
          <table:table-cell table:style-name="ce1" office:value-type="string" calcext:value-type="string">
            <text:p>fd7e7c</text:p>
          </table:table-cell>
          <table:table-cell office:value-type="string" calcext:value-type="string">
            <text:p>"</text:p>
          </table:table-cell>
          <table:table-cell table:formula="of:=&quot;sed -i --follow-symlinks &quot;&amp;[.C64]&amp;&quot;s/&quot;&amp;[.C64]&amp;&quot;#&quot;&amp;LOWER([.A64])&amp;[.C64]&amp;&quot;/&quot;&amp;[.C64]&amp;&quot;#&quot;&amp;LOWER([.B64])&amp;[.C64]&amp;&quot;/g&quot;&amp;[.C64]&amp;&quot; *.svg&quot;" office:value-type="string" office:string-value="sed -i --follow-symlinks &quot;s/&quot;#f37329&quot;/&quot;#fd7e7c&quot;/g&quot; *.svg" calcext:value-type="string">
            <text:p>sed -i --follow-symlinks "s/"#f37329"/"#fd7e7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8175c0</text:p>
          </table:table-cell>
          <table:table-cell table:style-name="ce1" office:value-type="string" calcext:value-type="string">
            <text:p>9576c5</text:p>
          </table:table-cell>
          <table:table-cell office:value-type="string" calcext:value-type="string">
            <text:p>"</text:p>
          </table:table-cell>
          <table:table-cell table:formula="of:=&quot;sed -i --follow-symlinks &quot;&amp;[.C65]&amp;&quot;s/&quot;&amp;[.C65]&amp;&quot;#&quot;&amp;LOWER([.A65])&amp;[.C65]&amp;&quot;/&quot;&amp;[.C65]&amp;&quot;#&quot;&amp;LOWER([.B65])&amp;[.C65]&amp;&quot;/g&quot;&amp;[.C65]&amp;&quot; *.svg&quot;" office:value-type="string" office:string-value="sed -i --follow-symlinks &quot;s/&quot;#8175c0&quot;/&quot;#9576c5&quot;/g&quot; *.svg" calcext:value-type="string">
            <text:p>sed -i --follow-symlinks "s/"#8175c0"/"#9576c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c3183</text:p>
          </table:table-cell>
          <table:table-cell table:style-name="ce1" office:value-type="string" calcext:value-type="string">
            <text:p>7b7bbd</text:p>
          </table:table-cell>
          <table:table-cell office:value-type="string" calcext:value-type="string">
            <text:p>"</text:p>
          </table:table-cell>
          <table:table-cell table:formula="of:=&quot;sed -i --follow-symlinks &quot;&amp;[.C66]&amp;&quot;s/&quot;&amp;[.C66]&amp;&quot;#&quot;&amp;LOWER([.A66])&amp;[.C66]&amp;&quot;/&quot;&amp;[.C66]&amp;&quot;#&quot;&amp;LOWER([.B66])&amp;[.C66]&amp;&quot;/g&quot;&amp;[.C66]&amp;&quot; *.svg&quot;" office:value-type="string" office:string-value="sed -i --follow-symlinks &quot;s/&quot;#5c3183&quot;/&quot;#7b7bbd&quot;/g&quot; *.svg" calcext:value-type="string">
            <text:p>sed -i --follow-symlinks "s/"#5c3183"/"#7b7bbd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a469d8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67]&amp;&quot;s/&quot;&amp;[.C67]&amp;&quot;#&quot;&amp;LOWER([.A67])&amp;[.C67]&amp;&quot;/&quot;&amp;[.C67]&amp;&quot;#&quot;&amp;LOWER([.B67])&amp;[.C67]&amp;&quot;/g&quot;&amp;[.C67]&amp;&quot; *.svg&quot;" office:value-type="string" office:string-value="sed -i --follow-symlinks &quot;s/&quot;#a469d8&quot;/&quot;#c7639f&quot;/g&quot; *.svg" calcext:value-type="string">
            <text:p>sed -i --follow-symlinks "s/"#a469d8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33333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68]&amp;&quot;s/&quot;&amp;[.C68]&amp;&quot;#&quot;&amp;LOWER([.A68])&amp;[.C68]&amp;&quot;/&quot;&amp;[.C68]&amp;&quot;#&quot;&amp;LOWER([.B68])&amp;[.C68]&amp;&quot;/g&quot;&amp;[.C68]&amp;&quot; *.svg&quot;" office:value-type="string" office:string-value="sed -i --follow-symlinks &quot;s/&quot;#333333&quot;/&quot;#282a36&quot;/g&quot; *.svg" calcext:value-type="string">
            <text:p>sed -i --follow-symlinks "s/"#333333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9dd59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69]&amp;&quot;s/&quot;&amp;[.C69]&amp;&quot;#&quot;&amp;LOWER([.A69])&amp;[.C69]&amp;&quot;/&quot;&amp;[.C69]&amp;&quot;#&quot;&amp;LOWER([.B69])&amp;[.C69]&amp;&quot;/g&quot;&amp;[.C69]&amp;&quot; *.svg&quot;" office:value-type="string" office:string-value="sed -i --follow-symlinks &quot;s/&quot;#59dd59&quot;/&quot;#46c66a&quot;/g&quot; *.svg" calcext:value-type="string">
            <text:p>sed -i --follow-symlinks "s/"#59dd59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e9966</text:p>
          </table:table-cell>
          <table:table-cell table:style-name="ce1" office:value-type="string" calcext:value-type="string">
            <text:p>c7925b</text:p>
          </table:table-cell>
          <table:table-cell office:value-type="string" calcext:value-type="string">
            <text:p>"</text:p>
          </table:table-cell>
          <table:table-cell table:formula="of:=&quot;sed -i --follow-symlinks &quot;&amp;[.C70]&amp;&quot;s/&quot;&amp;[.C70]&amp;&quot;#&quot;&amp;LOWER([.A70])&amp;[.C70]&amp;&quot;/&quot;&amp;[.C70]&amp;&quot;#&quot;&amp;LOWER([.B70])&amp;[.C70]&amp;&quot;/g&quot;&amp;[.C70]&amp;&quot; *.svg&quot;" office:value-type="string" office:string-value="sed -i --follow-symlinks &quot;s/&quot;#de9966&quot;/&quot;#c7925b&quot;/g&quot; *.svg" calcext:value-type="string">
            <text:p>sed -i --follow-symlinks "s/"#de9966"/"#c7925b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85879</text:p>
          </table:table-cell>
          <table:table-cell table:style-name="ce1" office:value-type="string" calcext:value-type="string">
            <text:p>fd99d1</text:p>
          </table:table-cell>
          <table:table-cell office:value-type="string" calcext:value-type="string">
            <text:p>"</text:p>
          </table:table-cell>
          <table:table-cell table:formula="of:=&quot;sed -i --follow-symlinks &quot;&amp;[.C71]&amp;&quot;s/&quot;&amp;[.C71]&amp;&quot;#&quot;&amp;LOWER([.A71])&amp;[.C71]&amp;&quot;/&quot;&amp;[.C71]&amp;&quot;#&quot;&amp;LOWER([.B71])&amp;[.C71]&amp;&quot;/g&quot;&amp;[.C71]&amp;&quot; *.svg&quot;" office:value-type="string" office:string-value="sed -i --follow-symlinks &quot;s/&quot;#f85879&quot;/&quot;#fd99d1&quot;/g&quot; *.svg" calcext:value-type="string">
            <text:p>sed -i --follow-symlinks "s/"#f85879"/"#fd99d1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d70751</text:p>
          </table:table-cell>
          <table:table-cell table:style-name="ce1" office:value-type="string" calcext:value-type="string">
            <text:p>c7639f</text:p>
          </table:table-cell>
          <table:table-cell office:value-type="string" calcext:value-type="string">
            <text:p>"</text:p>
          </table:table-cell>
          <table:table-cell table:formula="of:=&quot;sed -i --follow-symlinks &quot;&amp;[.C72]&amp;&quot;s/&quot;&amp;[.C72]&amp;&quot;#&quot;&amp;LOWER([.A72])&amp;[.C72]&amp;&quot;/&quot;&amp;[.C72]&amp;&quot;#&quot;&amp;LOWER([.B72])&amp;[.C72]&amp;&quot;/g&quot;&amp;[.C72]&amp;&quot; *.svg&quot;" office:value-type="string" office:string-value="sed -i --follow-symlinks &quot;s/&quot;#d70751&quot;/&quot;#c7639f&quot;/g&quot; *.svg" calcext:value-type="string">
            <text:p>sed -i --follow-symlinks "s/"#d70751"/"#c7639f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90d344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3]&amp;&quot;s/&quot;&amp;[.C73]&amp;&quot;#&quot;&amp;LOWER([.A73])&amp;[.C73]&amp;&quot;/&quot;&amp;[.C73]&amp;&quot;#&quot;&amp;LOWER([.B73])&amp;[.C73]&amp;&quot;/g&quot;&amp;[.C73]&amp;&quot; *.svg&quot;" office:value-type="string" office:string-value="sed -i --follow-symlinks &quot;s/&quot;#90d344&quot;/&quot;#46c66a&quot;/g&quot; *.svg" calcext:value-type="string">
            <text:p>sed -i --follow-symlinks "s/"#90d344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2c3135</text:p>
          </table:table-cell>
          <table:table-cell table:style-name="ce1" office:value-type="string" calcext:value-type="string">
            <text:p>282a36</text:p>
          </table:table-cell>
          <table:table-cell office:value-type="string" calcext:value-type="string">
            <text:p>"</text:p>
          </table:table-cell>
          <table:table-cell table:formula="of:=&quot;sed -i --follow-symlinks &quot;&amp;[.C74]&amp;&quot;s/&quot;&amp;[.C74]&amp;&quot;#&quot;&amp;LOWER([.A74])&amp;[.C74]&amp;&quot;/&quot;&amp;[.C74]&amp;&quot;#&quot;&amp;LOWER([.B74])&amp;[.C74]&amp;&quot;/g&quot;&amp;[.C74]&amp;&quot; *.svg&quot;" office:value-type="string" office:string-value="sed -i --follow-symlinks &quot;s/&quot;#2c3135&quot;/&quot;#282a36&quot;/g&quot; *.svg" calcext:value-type="string">
            <text:p>sed -i --follow-symlinks "s/"#2c3135"/"#282a36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ee05e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5]&amp;&quot;s/&quot;&amp;[.C75]&amp;&quot;#&quot;&amp;LOWER([.A75])&amp;[.C75]&amp;&quot;/&quot;&amp;[.C75]&amp;&quot;#&quot;&amp;LOWER([.B75])&amp;[.C75]&amp;&quot;/g&quot;&amp;[.C75]&amp;&quot; *.svg&quot;" office:value-type="string" office:string-value="sed -i --follow-symlinks &quot;s/&quot;#5ee05e&quot;/&quot;#46c66a&quot;/g&quot; *.svg" calcext:value-type="string">
            <text:p>sed -i --follow-symlinks "s/"#5ee05e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5ad85d</text:p>
          </table:table-cell>
          <table:table-cell table:style-name="ce1" office:value-type="string" calcext:value-type="string">
            <text:p>46c66a</text:p>
          </table:table-cell>
          <table:table-cell office:value-type="string" calcext:value-type="string">
            <text:p>"</text:p>
          </table:table-cell>
          <table:table-cell table:formula="of:=&quot;sed -i --follow-symlinks &quot;&amp;[.C76]&amp;&quot;s/&quot;&amp;[.C76]&amp;&quot;#&quot;&amp;LOWER([.A76])&amp;[.C76]&amp;&quot;/&quot;&amp;[.C76]&amp;&quot;#&quot;&amp;LOWER([.B76])&amp;[.C76]&amp;&quot;/g&quot;&amp;[.C76]&amp;&quot; *.svg&quot;" office:value-type="string" office:string-value="sed -i --follow-symlinks &quot;s/&quot;#5ad85d&quot;/&quot;#46c66a&quot;/g&quot; *.svg" calcext:value-type="string">
            <text:p>sed -i --follow-symlinks "s/"#5ad85d"/"#46c66a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ce3d</text:p>
          </table:table-cell>
          <table:table-cell table:style-name="ce1" office:value-type="string" calcext:value-type="string">
            <text:p>ffb86c</text:p>
          </table:table-cell>
          <table:table-cell office:value-type="string" calcext:value-type="string">
            <text:p>"</text:p>
          </table:table-cell>
          <table:table-cell table:formula="of:=&quot;sed -i --follow-symlinks &quot;&amp;[.C77]&amp;&quot;s/&quot;&amp;[.C77]&amp;&quot;#&quot;&amp;LOWER([.A77])&amp;[.C77]&amp;&quot;/&quot;&amp;[.C77]&amp;&quot;#&quot;&amp;LOWER([.B77])&amp;[.C77]&amp;&quot;/g&quot;&amp;[.C77]&amp;&quot; *.svg&quot;" office:value-type="string" office:string-value="sed -i --follow-symlinks &quot;s/&quot;#ffce3d&quot;/&quot;#ffb86c&quot;/g&quot; *.svg" calcext:value-type="string">
            <text:p>sed -i --follow-symlinks "s/"#ffce3d"/"#ffb86c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ff584c</text:p>
          </table:table-cell>
          <table:table-cell table:style-name="ce1" office:value-type="string" calcext:value-type="string">
            <text:p>ff5555</text:p>
          </table:table-cell>
          <table:table-cell office:value-type="string" calcext:value-type="string">
            <text:p>"</text:p>
          </table:table-cell>
          <table:table-cell table:formula="of:=&quot;sed -i --follow-symlinks &quot;&amp;[.C78]&amp;&quot;s/&quot;&amp;[.C78]&amp;&quot;#&quot;&amp;LOWER([.A78])&amp;[.C78]&amp;&quot;/&quot;&amp;[.C78]&amp;&quot;#&quot;&amp;LOWER([.B78])&amp;[.C78]&amp;&quot;/g&quot;&amp;[.C78]&amp;&quot; *.svg&quot;" office:value-type="string" office:string-value="sed -i --follow-symlinks &quot;s/&quot;#ff584c&quot;/&quot;#ff5555&quot;/g&quot; *.svg" calcext:value-type="string">
            <text:p>sed -i --follow-symlinks "s/"#ff584c"/"#ff5555"/g" *.svg</text:p>
          </table:table-cell>
          <table:table-cell/>
        </table:table-row>
        <table:table-row table:style-name="ro1">
          <table:table-cell table:style-name="ce1" office:value-type="string" calcext:value-type="string">
            <text:p>387fe7</text:p>
          </table:table-cell>
          <table:table-cell table:style-name="ce1" office:value-type="string" calcext:value-type="string">
            <text:p>6272a4</text:p>
          </table:table-cell>
          <table:table-cell office:value-type="string" calcext:value-type="string">
            <text:p>"</text:p>
          </table:table-cell>
          <table:table-cell table:formula="of:=&quot;sed -i --follow-symlinks &quot;&amp;[.C79]&amp;&quot;s/&quot;&amp;[.C79]&amp;&quot;#&quot;&amp;LOWER([.A79])&amp;[.C79]&amp;&quot;/&quot;&amp;[.C79]&amp;&quot;#&quot;&amp;LOWER([.B79])&amp;[.C79]&amp;&quot;/g&quot;&amp;[.C79]&amp;&quot; *.svg&quot;" office:value-type="string" office:string-value="sed -i --follow-symlinks &quot;s/&quot;#387fe7&quot;/&quot;#6272a4&quot;/g&quot; *.svg" calcext:value-type="string">
            <text:p>sed -i --follow-symlinks "s/"#387fe7"/"#6272a4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0]&amp;&quot;s/&quot;&amp;[.C80]&amp;&quot;#&quot;&amp;LOWER([.A80])&amp;[.C80]&amp;&quot;/&quot;&amp;[.C80]&amp;&quot;#&quot;&amp;LOWER([.B80])&amp;[.C80]&amp;&quot;/g&quot;&amp;[.C8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1]&amp;&quot;s/&quot;&amp;[.C81]&amp;&quot;#&quot;&amp;LOWER([.A81])&amp;[.C81]&amp;&quot;/&quot;&amp;[.C81]&amp;&quot;#&quot;&amp;LOWER([.B81])&amp;[.C81]&amp;&quot;/g&quot;&amp;[.C81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2]&amp;&quot;s/&quot;&amp;[.C82]&amp;&quot;#&quot;&amp;LOWER([.A82])&amp;[.C82]&amp;&quot;/&quot;&amp;[.C82]&amp;&quot;#&quot;&amp;LOWER([.B82])&amp;[.C82]&amp;&quot;/g&quot;&amp;[.C82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3]&amp;&quot;s/&quot;&amp;[.C83]&amp;&quot;#&quot;&amp;LOWER([.A83])&amp;[.C83]&amp;&quot;/&quot;&amp;[.C83]&amp;&quot;#&quot;&amp;LOWER([.B83])&amp;[.C83]&amp;&quot;/g&quot;&amp;[.C83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4]&amp;&quot;s/&quot;&amp;[.C84]&amp;&quot;#&quot;&amp;LOWER([.A84])&amp;[.C84]&amp;&quot;/&quot;&amp;[.C84]&amp;&quot;#&quot;&amp;LOWER([.B84])&amp;[.C84]&amp;&quot;/g&quot;&amp;[.C84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5]&amp;&quot;s/&quot;&amp;[.C85]&amp;&quot;#&quot;&amp;LOWER([.A85])&amp;[.C85]&amp;&quot;/&quot;&amp;[.C85]&amp;&quot;#&quot;&amp;LOWER([.B85])&amp;[.C85]&amp;&quot;/g&quot;&amp;[.C85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6]&amp;&quot;s/&quot;&amp;[.C86]&amp;&quot;#&quot;&amp;LOWER([.A86])&amp;[.C86]&amp;&quot;/&quot;&amp;[.C86]&amp;&quot;#&quot;&amp;LOWER([.B86])&amp;[.C86]&amp;&quot;/g&quot;&amp;[.C86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7]&amp;&quot;s/&quot;&amp;[.C87]&amp;&quot;#&quot;&amp;LOWER([.A87])&amp;[.C87]&amp;&quot;/&quot;&amp;[.C87]&amp;&quot;#&quot;&amp;LOWER([.B87])&amp;[.C87]&amp;&quot;/g&quot;&amp;[.C87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8]&amp;&quot;s/&quot;&amp;[.C88]&amp;&quot;#&quot;&amp;LOWER([.A88])&amp;[.C88]&amp;&quot;/&quot;&amp;[.C88]&amp;&quot;#&quot;&amp;LOWER([.B88])&amp;[.C88]&amp;&quot;/g&quot;&amp;[.C88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89]&amp;&quot;s/&quot;&amp;[.C89]&amp;&quot;#&quot;&amp;LOWER([.A89])&amp;[.C89]&amp;&quot;/&quot;&amp;[.C89]&amp;&quot;#&quot;&amp;LOWER([.B89])&amp;[.C89]&amp;&quot;/g&quot;&amp;[.C89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>
          <table:table-cell table:style-name="ce1" table:number-columns-repeated="2"/>
          <table:table-cell office:value-type="string" calcext:value-type="string">
            <text:p>"</text:p>
          </table:table-cell>
          <table:table-cell table:formula="of:=&quot;sed -i --follow-symlinks &quot;&amp;[.C90]&amp;&quot;s/&quot;&amp;[.C90]&amp;&quot;#&quot;&amp;LOWER([.A90])&amp;[.C90]&amp;&quot;/&quot;&amp;[.C90]&amp;&quot;#&quot;&amp;LOWER([.B90])&amp;[.C90]&amp;&quot;/g&quot;&amp;[.C90]&amp;&quot; *.svg&quot;" office:value-type="string" office:string-value="sed -i --follow-symlinks &quot;s/&quot;#&quot;/&quot;#&quot;/g&quot; *.svg" calcext:value-type="string">
            <text:p>sed -i --follow-symlinks "s/"#"/"#"/g" *.svg</text:p>
          </table:table-cell>
          <table:table-cell/>
        </table:table-row>
        <table:table-row table:style-name="ro1" table:number-rows-repeated="5">
          <table:table-cell table:style-name="ce1" table:number-columns-repeated="2"/>
          <table:table-cell table:number-columns-repeated="3"/>
        </table:table-row>
        <table:table-row table:style-name="ro1" table:number-rows-repeated="104848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Tabelle1.A1:Tabelle1.D9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2T19:04:13.944019828</meta:creation-date>
    <dc:date>2023-08-03T22:47:41.222524495</dc:date>
    <meta:editing-duration>PT2H4M8S</meta:editing-duration>
    <meta:editing-cycles>26</meta:editing-cycles>
    <meta:generator>LibreOffice/7.4.5.1$Linux_X86_64 LibreOffice_project/40$Build-1</meta:generator>
    <meta:document-statistic meta:table-count="1" meta:cell-count="345" meta:object-count="0"/>
  </office:meta>
</office:document-meta>
</file>